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sectionheading">
      <style:paragraph-properties fo:margin-left="1in" fo:margin-right="0in" fo:margin-top="0.0417in" fo:margin-bottom="0.0555in" fo:orphans="2" fo:widows="2" fo:text-indent="-1in" style:auto-text-indent="false"/>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3">
      <style:paragraph-properties fo:margin-top="0in" fo:margin-bottom="0.0693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2">
      <style:paragraph-properties fo:margin-top="0in" fo:margin-bottom="0.0972in" fo:orphans="2" fo:widows="2"/>
    </style:style>
    <style:style style:name="P23"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3"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0" draw:name="Picture 72"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1" draw:name="Picture 73"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2" draw:name="Picture 74"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3" draw:name="Picture 75"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4" draw:name="Picture 76"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5" draw:name="Picture 77"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6" draw:name="Picture 78" draw:style-name="gr2" draw:text-style-name="P23" svg:width="2.7913in" svg:height="0.135in" svg:x="-2.3752in" svg:y="0in">
        <draw:image xlink:href="Pictures/2000000700000FB5000000C94FDA4EAC.wmf" xlink:type="simple" xlink:show="embed" xlink:actuate="onLoad">
          <text:p/>
        </draw:image>
      </draw:frame>
      <draw:frame text:anchor-type="page" text:anchor-page-number="1" draw:z-index="17" draw:name="Picture 79" draw:style-name="gr2" draw:text-style-name="P23" svg:width="2.7913in" svg:height="0.135in" svg:x="-2.3752in" svg:y="0in">
        <draw:image xlink:href="Pictures/2000000700000FB5000000C94FDA4EAC.wmf" xlink:type="simple" xlink:show="embed" xlink:actuate="onLoad">
          <text:p/>
        </draw:image>
      </draw:frame>
      <text:h text:style-name="P19"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draw:image xlink:href="Pictures/2000000700000FB5000000C94FDA4EAC.wmf" xlink:type="simple" xlink:show="embed" xlink:actuate="onLoad"/></draw:frame></text:p>
      <text:h text:style-name="P22" text:outline-level="2">Definitions</text:h>
      <text:h text:style-name="P20"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117759832" text:main-entry="true"/>object database<text:alphabetical-index-mark-end text:id="IMark117759832"/>, a single row of a <text:alphabetical-index-mark-start text:id="IMark116658812" text:main-entry="true"/>relational<text:alphabetical-index-mark-end text:id="IMark116658812"/> database, the result of a <text:alphabetical-index-mark-start text:id="IMark117758008" text:main-entry="true"/>relational<text:alphabetical-index-mark-end text:id="IMark117758008"/> database query consisting of several rows, a merging of data from several tables in a <text:alphabetical-index-mark-start text:id="IMark116660252" text:main-entry="true"/>relational<text:alphabetical-index-mark-end text:id="IMark116660252"/>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116660252" text:main-entry="true"/>relational<text:alphabetical-index-mark-end text:id="IMark116660252"/> mapping tool, embedded <text:alphabetical-index-mark-start text:id="IMark117758008" text:main-entry="true"/>object database<text:alphabetical-index-mark-end text:id="IMark117758008"/>, or enterprise <text:alphabetical-index-mark-start text:id="IMark116658812" text:main-entry="true"/>object database<text:alphabetical-index-mark-end text:id="IMark116658812"/>).</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8"><text:tab/><text:tab/>Binary Compatibility</text:p>
      <text:p text:style-name="P16">A JDO implementation may optionally choose to support <text:alphabetical-index-mark-start text:id="IMark116658812" text:main-entry="true"/>binary compatibility<text:alphabetical-index-mark-end text:id="IMark116658812"/>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 text:style-name="Internet_20_link" text:visited-style-name="Visited_20_Internet_20_Link"><text:span text:style-name="T6">Skip to </text:span></text:a><text:a xlink:type="simple" xlink:href="" text:style-name="Internet_20_link" text:visited-style-name="Visited_20_Internet_20_Link"><text:span text:style-name="T6"><text:bookmark-ref text:reference-format="number-all-superior" text:ref-name="__RefHeading__43328_1345045923">2.2</text:bookmark-ref></text:span></text:a><text:a xlink:type="simple" xlink:href="" text:style-name="Internet_20_link" text:visited-style-name="Visited_20_Internet_20_Link"><text:span text:style-name="T6">.</text:span></text:a></text:p>
      <text:h text:style-name="P21" text:outline-level="3"><text:bookmark text:name="R-1036161"/>JDO in a managed environment</text:h>
      <text:p text:style-name="P16">This discussion provides a bridge to the Connector architecture, which JDO uses for transaction and <text:alphabetical-index-mark-start text:id="IMark117758056" text:main-entry="true"/>connection<text:alphabetical-index-mark-end text:id="IMark117758056"/>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117758056" text:main-entry="true"/>relational<text:alphabetical-index-mark-end text:id="IMark117758056"/> database system;</text:p>
      <text:p text:style-name="P10">•<text:tab/><text:alphabetical-index-mark-start text:id="IMark117758056" text:main-entry="true"/>object database<text:alphabetical-index-mark-end text:id="IMark117758056"/>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117758056" text:main-entry="true"/>Connection<text:alphabetical-index-mark-end text:id="IMark117758056"/></text:p>
      <text:p text:style-name="P16">A <text:alphabetical-index-mark-start text:id="IMark117758056" text:main-entry="true"/>connection<text:alphabetical-index-mark-end text:id="IMark117758056"/> provides connectivity to a resource manager. It enables an application client to connect to a resource manager, perform transactions, and access services provided by that resource manager. A <text:alphabetical-index-mark-start text:id="IMark117863756" text:main-entry="true"/>connection<text:alphabetical-index-mark-end text:id="IMark117863756"/> can be either transactional or non-transactional. Examples include a database <text:alphabetical-index-mark-start text:id="IMark117821180" text:main-entry="true"/>connection<text:alphabetical-index-mark-end text:id="IMark117821180"/> and a SAP R/3 <text:alphabetical-index-mark-start text:id="IMark117704660" text:main-entry="true"/>connection<text:alphabetical-index-mark-end text:id="IMark117704660"/>.</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117704660" text:main-entry="true"/>Message-driven Beans<text:alphabetical-index-mark-end text:id="IMark117704660"/></text:p>
      <text:p text:style-name="P16"><text:alphabetical-index-mark-start text:id="IMark117704660" text:main-entry="true"/>Message-driven beans<text:alphabetical-index-mark-end text:id="IMark117704660"/>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 text:style-name="Internet_20_link" text:visited-style-name="Visited_20_Internet_20_Link"><text:span text:style-name="T5">see Appendix A reference</text:span></text:a><text:span text:style-name="T5"> 1)</text:span>, Java Server Pages (JSP), and Servlets specifications.</text:p>
      <text:p text:style-name="P14"><draw:frame draw:style-name="fr2" draw:name="2" text:anchor-type="as-char" svg:width="2.7917in" svg:height="0.1346in" draw:z-index="2"><draw:image xlink:href="Pictures/2000000700000FB5000000C94FDA4EAC.wmf" xlink:type="simple" xlink:show="embed" xlink:actuate="onLoad"/></draw:frame></text:p>
      <text:h text:style-name="P22"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3"><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F7C55B56.wmf" xlink:type="simple" xlink:show="embed" xlink:actuate="onLoad"/></draw:frame></text:p></draw:text-box></draw:frame><draw:frame draw:style-name="fr2" draw:name="5" text:anchor-type="as-char" svg:width="2.7917in" svg:height="0.1346in" draw:z-index="5"><draw:image xlink:href="Pictures/2000000700000FB5000000C94FDA4EAC.wmf" xlink:type="simple" xlink:show="embed" xlink:actuate="onLoad"/></draw:frame></text:p>
      <text:h text:style-name="P22"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117863756" text:main-entry="true"/>connection<text:alphabetical-index-mark-end text:id="IMark117863756"/>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2-06-24T14:18:49.37</meta:creation-date>
    <meta:editing-duration>PT32M47S</meta:editing-duration>
    <meta:generator>OpenOffice.org/3.4$Win32 OpenOffice.org_project/340m1$Build-9590</meta:generator>
    <dc:title>JDO_Chapter</dc:title>
    <dc:date>2013-10-23T19:18:39.64</dc:date>
    <meta:document-statistic meta:table-count="1" meta:image-count="6" meta:object-count="0" meta:page-count="6" meta:paragraph-count="93" meta:word-count="1764" meta:character-count="119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